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10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10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Map Mak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3"/>
          <table:table-cell office:value-type="string" calcext:value-type="string">
            <text:p>4.A</text:p>
          </table:table-cell>
          <table:table-cell office:value-type="string" calcext:value-type="string">
            <text:p>Rule Changes (Transport Ship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5" calcext:value-type="float">
            <text:p>5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Elevation, Player Lan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</text:p>
          </table:table-cell>
          <table:table-cell office:value-type="string" calcext:value-type="string">
            <text:p>Terrain, Player Lan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8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8.B</text:p>
          </table:table-cell>
          <table:table-cell office:value-type="string" calcext:value-type="string">
            <text:p>Planetary Combatan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10:.$D$76];[.A80])" office:value-type="float" office:value="47" calcext:value-type="float" table:number-columns-spanned="2" table:number-rows-spanned="1">
            <text:p>47</text:p>
          </table:table-cell>
          <table:covered-table-cell/>
          <table:table-cell table:style-name="ce12" table:formula="of:=COUNTIF([.$F$10:.$F$76];[.A80])" office:value-type="float" office:value="47" calcext:value-type="float" table:number-columns-spanned="2" table:number-rows-spanned="1">
            <text:p>47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10:.$D$76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1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10:.$D$76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2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10:.$D$76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10:.$D$76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10:.$D$76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YY-MM-DD)'.F36:'DATE (YY-MM-DD)'.F38 'DATE (YY-MM-DD)'.F40:'DATE (YY-MM-DD)'.F40 'DATE (YY-MM-DD)'.F42:'DATE (YY-MM-DD)'.F45 'DATE (YY-MM-DD)'.F47:'DATE (YY-MM-DD)'.F50 'DATE (YY-MM-DD)'.F52:'DATE (YY-MM-DD)'.F52 'DATE (YY-MM-DD)'.F54:'DATE (YY-MM-DD)'.F55 'DATE (YY-MM-DD)'.F57:'DATE (YY-MM-DD)'.F59 'DATE (YY-MM-DD)'.F61:'DATE (YY-MM-DD)'.F68 'DATE (YY-MM-DD)'.F70:'DATE (YY-MM-DD)'.F70 'DATE (YY-MM-DD)'.F72:'DATE (YY-MM-DD)'.F72 'DATE (YY-MM-DD)'.F74:'DATE (YY-MM-DD)'.F74 'DATE (YY-MM-DD)'.F76:'DATE (YY-MM-DD)'.F76 'DATE (YY-MM-DD)'.D36:'DATE (YY-MM-DD)'.D38 'DATE (YY-MM-DD)'.D40:'DATE (YY-MM-DD)'.D40 'DATE (YY-MM-DD)'.D42:'DATE (YY-MM-DD)'.D45 'DATE (YY-MM-DD)'.D47:'DATE (YY-MM-DD)'.D50 'DATE (YY-MM-DD)'.D52:'DATE (YY-MM-DD)'.D52 'DATE (YY-MM-DD)'.D54:'DATE (YY-MM-DD)'.D55 'DATE (YY-MM-DD)'.D57:'DATE (YY-MM-DD)'.D59 'DATE (YY-MM-DD)'.D61:'DATE (YY-MM-DD)'.D68 'DATE (YY-MM-DD)'.D70:'DATE (YY-MM-DD)'.D70 'DATE (YY-MM-DD)'.D72:'DATE (YY-MM-DD)'.D72 'DATE (YY-MM-DD)'.D74:'DATE (YY-MM-DD)'.D74 'DATE (YY-MM-DD)'.D76:'DATE (YY-MM-DD)'.D76 'DATE (YY-MM-DD)'.D10:'DATE (YY-MM-DD)'.D33 'DATE (YY-MM-DD)'.F10:'DATE (YY-MM-DD)'.F33 'DATE (YY-MM-DD)'.D8:'DATE (YY-MM-DD)'.D8 'DATE (YY-MM-DD)'.F8:'DATE (YY-MM-DD)'.F8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3T21:03:44.820000000</dc:date>
    <meta:editing-duration>P2DT17H56M51S</meta:editing-duration>
    <meta:editing-cycles>207</meta:editing-cycles>
    <meta:generator>LibreOffice/24.8.1.2$Windows_X86_64 LibreOffice_project/87fa9aec1a63e70835390b81c40bb8993f1d4ff6</meta:generator>
    <meta:document-statistic meta:table-count="1" meta:cell-count="233" meta:object-count="0"/>
  </office:meta>
</office:document-meta>
</file>